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7.1000003814697pt" fo:font-style="normal" fo:font-weight="normal" style:font-size-asian="15pt" style:font-style-asian="normal" style:font-weight-asian="normal" style:font-size-complex="17.1000003814697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7.1000003814697pt" fo:font-style="normal" fo:font-weight="normal" style:font-size-asian="15pt" style:font-style-asian="normal" style:font-weight-asian="normal" style:font-size-complex="17.1000003814697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函数式编程</text:p>
      <text:p text:style-name="P2">1.itertools: 迭代器函数</text:p>
      <text:p text:style-name="P2"><text:tab/>1.合并和分解：chain, izip, islice, tee,</text:p>
      <text:p text:style-name="P2"><text:tab/>2.转换：imap, starmap,</text:p>
      <text:p text:style-name="P2"><text:tab/>3.生成：count, cycle, repeat,</text:p>
      <text:p text:style-name="P2"><text:tab/>4.过滤：dropwhile, takewhile, ifilter, ifilterfalse, </text:p>
      <text:p text:style-name="P2"><text:tab/>5.数据分组：groupby</text:p>
      <text:p text:style-name="P2"/>
      <text:p text:style-name="P2">2.operator: 内置操作符函数接口</text:p>
      <text:p text:style-name="P2"><text:tab/>1.特殊点：属性和元素获取 attrgetter, itemgetter</text:p>
      <text:p text:style-name="P2"/>
      <text:p text:style-name="P2">3.上下文管理器：以后研究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文泉驿正黑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文泉驿正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unnybook </meta:initial-creator>
    <meta:creation-date>2014-05-07T20:41:32</meta:creation-date>
    <dc:date>2014-05-07T21:03:33</dc:date>
    <dc:creator>funnybook </dc:creator>
    <meta:editing-duration>P0D</meta:editing-duration>
    <meta:editing-cycles>3</meta:editing-cycles>
    <meta:generator>LibreOffice/3.5$Linux_x86 LibreOffice_project/350m1$Build-2</meta:generator>
    <meta:document-statistic meta:table-count="0" meta:image-count="0" meta:object-count="0" meta:page-count="1" meta:paragraph-count="10" meta:word-count="30" meta:character-count="241" meta:non-whitespace-character-count="221"/>
  </office:meta>
</office:document-meta>
</file>